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ufi.pth.tar /fast-data/datasets/ILSVRC/2012/clsloc/</text:p>
          </table:table-cell>
        </table:table-row>
      </table:table>
      <table:table table:name="ZSL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Convex-HSEM(1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hop</text:p>
          </table:table-cell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office:value-type="float" office:value="0.018" calcext:value-type="float">
            <text:p>0.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28T11:34:18.417876319</dc:date>
    <meta:editing-duration>P12DT16H34M40S</meta:editing-duration>
    <meta:editing-cycles>162</meta:editing-cycles>
    <meta:generator>LibreOffice/5.1.6.2$Linux_X86_64 LibreOffice_project/10m0$Build-2</meta:generator>
    <meta:document-statistic meta:table-count="7" meta:cell-count="5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